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ext-properties fo:color="#168253"/>
    </style:style>
    <style:style style:name="ce2" style:family="table-cell" style:parent-style-name="Excel_5f_BuiltIn_5f_Titre_a0_3" style:data-style-name="N0">
      <style:table-cell-properties style:glyph-orientation-vertical="0" fo:border-bottom="1.76pt solid #729fcf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5b9bd5" fo:border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5b9bd5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08">
      <style:table-cell-properties fo:border="0.06pt solid #000000"/>
    </style:style>
    <style:style style:name="ce12" style:family="table-cell" style:parent-style-name="Default" style:data-style-name="N99">
      <style:table-cell-properties fo:border="0.06pt solid #000000"/>
    </style:style>
    <style:style style:name="ce15" style:family="table-cell" style:parent-style-name="Default" style:data-style-name="N41">
      <style:table-cell-properties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ce28" style:family="table-cell" style:parent-style-name="Default">
      <style:table-cell-properties fo:border-bottom="0.06pt solid #000000" fo:background-color="#5b9bd5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3" style:family="table-cell" style:parent-style-name="Default">
      <style:table-cell-properties fo:border-bottom="0.06pt solid #000000" fo:background-color="#5b9bd5" fo:border-left="none" fo:border-right="none" fo:border-top="0.06pt solid #000000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dde8cb"/>
    </style:style>
    <style:style style:name="ce37" style:family="table-cell" style:parent-style-name="Default" style:data-style-name="N143">
      <style:table-cell-properties style:diagonal-bl-tr="none" style:diagonal-tl-br="none" fo:border="0.74pt solid #000000" fo:padding="0.71mm" style:rotation-align="none"/>
    </style:style>
    <style:style style:name="ce39" style:family="table-cell" style:parent-style-name="Default">
      <style:text-properties fo:color="#999999"/>
    </style:style>
    <style:style style:name="gr1" style:family="graphic">
      <style:graphic-properties draw:textarea-horizontal-align="justify" draw:textarea-vertical-align="middle" draw:auto-grow-height="false" fo:min-height="2.33mm" fo:min-width="26.43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ual range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In LibreOffice Calc, named ranges can be managed at the Sheet menu, item « Relatives/Absolute references ».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All value's types</text:p>
          </table:table-cell>
          <table:table-cell table:style-name="ce2"/>
          <table:table-cell/>
          <table:table-cell table:style-name="ce2" office:value-type="string" calcext:value-type="string">
            <text:p>Ranges with horizontal merged cells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Ranges with vertical merged cells</text:p>
          </table:table-cell>
          <table:table-cell table:style-name="ce2" table:number-columns-repeated="2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ODS Type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With merged cells 1 h</text:p>
          </table:table-cell>
          <table:table-cell table:style-name="ce28"/>
          <table:table-cell table:number-columns-repeated="2"/>
          <table:table-cell table:style-name="ce5" office:value-type="string" calcext:value-type="string">
            <text:p>With merged cells 1 v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style-name="ce8" office:value-type="string" calcext:value-type="string">
            <text:p>my text</text:p>
          </table:table-cell>
          <table:table-cell/>
          <table:table-cell table:style-name="ce14" office:value-type="string" calcext:value-type="string" table:number-columns-spanned="2" table:number-rows-spanned="1">
            <text:p>merging here</text:p>
          </table:table-cell>
          <table:covered-table-cell table:style-name="ce8"/>
          <table:table-cell table:number-columns-repeated="2"/>
          <table:table-cell table:style-name="ce34" office:value-type="string" calcext:value-type="string" table:number-columns-spanned="1" table:number-rows-spanned="2">
            <text:p>merged here</text:p>
          </table:table-cell>
          <table:table-cell table:style-name="ce23" office:value-type="string" calcext:value-type="string">
            <text:p>not he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ce8" office:value-type="float" office:value="1123.45" calcext:value-type="float">
            <text:p>1123,45</text:p>
          </table:table-cell>
          <table:table-cell/>
          <table:table-cell table:style-name="ce8" office:value-type="string" calcext:value-type="string">
            <text:p>not</text:p>
          </table:table-cell>
          <table:table-cell table:style-name="ce8" office:value-type="string" calcext:value-type="string">
            <text:p>here</text:p>
          </table:table-cell>
          <table:table-cell table:number-columns-repeated="2"/>
          <table:covered-table-cell table:style-name="ce34"/>
          <table:table-cell table:style-name="ce23" office:value-type="string" calcext:value-type="string">
            <text:p>not here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 table:style-name="ce10" office:value-type="percentage" office:value="0.25" calcext:value-type="percentage">
            <text:p>25,00 %</text:p>
          </table:table-cell>
          <table:table-cell table:number-columns-repeated="5"/>
          <table:table-cell table:style-name="ce23" office:value-type="string" calcext:value-type="string">
            <text:p>not here 4</text:p>
          </table:table-cell>
          <table:table-cell table:style-name="ce23" office:value-type="string" calcext:value-type="string">
            <text:p>not her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table:style-name="ce11" office:value-type="currency" office:currency="EUR" office:value="123.45" calcext:value-type="currency">
            <text:p>123,45 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olean</text:p>
          </table:table-cell>
          <table:table-cell table:style-name="ce12" office:value-type="boolean" office:boolean-value="true" calcext:value-type="boolean">
            <text:p>VRAI</text:p>
          </table:table-cell>
          <table:table-cell/>
          <table:table-cell table:style-name="ce5" office:value-type="string" calcext:value-type="string">
            <text:p>With merged cells 2 h</text:p>
          </table:table-cell>
          <table:table-cell table:style-name="ce33"/>
          <table:table-cell table:style-name="ce28"/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5" office:value-type="time" office:time-value="PT23H15M03S" calcext:value-type="time">
            <text:p>23:15:03</text:p>
          </table:table-cell>
          <table:table-cell/>
          <table:table-cell table:style-name="ce31" office:value-type="string" calcext:value-type="string" table:number-columns-spanned="2" table:number-rows-spanned="1">
            <text:p>merged cell here A</text:p>
          </table:table-cell>
          <table:covered-table-cell table:style-name="ce31"/>
          <table:table-cell table:style-name="ce23" office:value-type="string" calcext:value-type="string">
            <text:p>not here 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17" office:value-type="date" office:date-value="2018-11-26" calcext:value-type="date">
            <text:p>26/11/18</text:p>
          </table:table-cell>
          <table:table-cell/>
          <table:table-cell table:style-name="ce31" office:value-type="string" calcext:value-type="string" table:number-columns-spanned="2" table:number-rows-spanned="1">
            <text:p>merged cell here B</text:p>
          </table:table-cell>
          <table:covered-table-cell table:style-name="ce31"/>
          <table:table-cell table:style-name="ce23" office:value-type="string" calcext:value-type="string">
            <text:p>not here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17"/>
          <table:table-cell/>
          <table:table-cell table:style-name="ce23" office:value-type="string" calcext:value-type="string">
            <text:p>not here 1</text:p>
          </table:table-cell>
          <table:table-cell table:style-name="ce23" office:value-type="string" calcext:value-type="string">
            <text:p>not here 2</text:p>
          </table:table-cell>
          <table:table-cell table:style-name="ce23" office:value-type="string" calcext:value-type="string">
            <text:p>not here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mula</text:p>
          </table:table-cell>
          <table:table-cell table:style-name="ce8" table:formula="of:=[.C7]+10" office:value-type="float" office:value="1133.45" calcext:value-type="float">
            <text:p>1133,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style-name="ce15" table:formula="of:=5/0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Unamed range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Unamed range</text:p>
          </table:table-cell>
          <table:table-cell table:style-name="ce28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is</text:p>
          </table:table-cell>
          <table:table-cell table:style-name="ce8" office:value-type="string" calcext:value-type="string">
            <text:p>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ran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ithout</text:p>
          </table:table-cell>
          <table:table-cell table:style-name="ce8" office:value-type="string" calcext:value-type="string">
            <text:p>name</text:p>
          </table:table-cell>
          <table:table-cell table:number-columns-repeated="8"/>
        </table:table-row>
      </table:table>
      <table:table table:name="infinit range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here</text:p>
          </table:table-cell>
          <table:table-cell table:style-name="ce38" table:number-columns-repeated="1021"/>
        </table:table-row>
        <table:table-row table:style-name="ro1">
          <table:table-cell table:style-name="ce38" table:number-columns-repeated="3"/>
          <table:table-cell table:style-name="ce38" office:value-type="string" calcext:value-type="string">
            <text:p>is</text:p>
          </table:table-cell>
          <table:table-cell table:style-name="ce38" table:number-columns-repeated="1020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some</text:p>
          </table:table-cell>
          <table:table-cell table:style-name="ce38" table:number-columns-repeated="1021"/>
        </table:table-row>
        <table:table-row table:style-name="ro1">
          <table:table-cell table:style-name="ce38" table:number-columns-repeated="3"/>
          <table:table-cell table:style-name="ce38" office:value-type="string" calcext:value-type="string">
            <text:p>data</text:p>
          </table:table-cell>
          <table:table-cell table:style-name="ce38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options" table:style-name="ta1">
        <table:shapes>
          <draw:custom-shape draw:z-index="0" draw:style-name="gr1" draw:text-style-name="P1" svg:width="26.43mm" svg:height="2.33mm" svg:x="84.15mm" svg:y="44.12mm">
            <text:p/>
            <draw:enhanced-geometry svg:viewBox="0 0 21600 21600" draw:text-areas="?f7 ?f0 21600 ?f2" draw:type="left-arrow" draw:modifiers="2274.04148334381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26.43mm" svg:height="2.33mm" svg:x="83.91mm" svg:y="60.79mm">
            <text:p/>
            <draw:enhanced-geometry svg:viewBox="0 0 21600 21600" draw:text-areas="?f7 ?f0 21600 ?f2" draw:type="left-arrow" draw:modifiers="2274.04148334381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26.43mm" svg:height="2.33mm" svg:x="84.16mm" svg:y="149.44mm">
            <text:p/>
            <draw:enhanced-geometry svg:viewBox="0 0 21600 21600" draw:text-areas="?f7 ?f0 21600 ?f2" draw:type="left-arrow" draw:modifiers="2274.04148334381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3"/>
        <table:table-column table:style-name="co1" table:default-cell-style-name="ce37"/>
        <table:table-column table:style-name="co1" table:number-columns-repeated="2" table:default-cell-style-name="Default"/>
        <table:table-row table:style-name="ro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xemple of table with blank rows, and headers</text:p>
          </table:table-cell>
          <table:table-cell table:style-name="ce2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us</text:p>
          </table:table-cell>
          <table:table-cell office:value-type="currency" office:currency="EUR" office:value="55" calcext:value-type="currency">
            <text:p><text:s/>55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Bob</text:p>
          </table:table-cell>
          <table:table-cell office:value-type="currency" office:currency="EUR" office:value="56" calcext:value-type="currency">
            <text:p><text:s/>56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laudia</text:p>
          </table:table-cell>
          <table:table-cell office:value-type="currency" office:currency="EUR" office:value="57" calcext:value-type="currency">
            <text:p><text:s/>57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Edward</text:p>
          </table:table-cell>
          <table:table-cell office:value-type="currency" office:currency="EUR" office:value="58" calcext:value-type="currency">
            <text:p><text:s/>58 €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/>
          <table:table-cell/>
          <table:table-cell table:style-name="ce39" office:value-type="string" calcext:value-type="string">
            <text:p>empty row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Fabio</text:p>
          </table:table-cell>
          <table:table-cell office:value-type="currency" office:currency="EUR" office:value="59" calcext:value-type="currency">
            <text:p><text:s/>59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Greg</text:p>
          </table:table-cell>
          <table:table-cell office:value-type="currency" office:currency="EUR" office:value="60" calcext:value-type="currency">
            <text:p><text:s/>60 €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/>
          <table:table-cell/>
          <table:table-cell table:style-name="ce39" office:value-type="string" calcext:value-type="string">
            <text:p>empty row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ue</text:p>
          </table:table-cell>
          <table:table-cell office:value-type="currency" office:currency="EUR" office:value="61" calcext:value-type="currency">
            <text:p><text:s/>61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Ilan</text:p>
          </table:table-cell>
          <table:table-cell office:value-type="currency" office:currency="EUR" office:value="62" calcext:value-type="currency">
            <text:p><text:s/>62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Julian</text:p>
          </table:table-cell>
          <table:table-cell office:value-type="currency" office:currency="EUR" office:value="63" calcext:value-type="currency">
            <text:p><text:s/>63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evin</text:p>
          </table:table-cell>
          <table:table-cell office:value-type="currency" office:currency="EUR" office:value="64" calcext:value-type="currency">
            <text:p><text:s/>64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Luna</text:p>
          </table:table-cell>
          <table:table-cell office:value-type="currency" office:currency="EUR" office:value="65" calcext:value-type="currency">
            <text:p><text:s/>65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Mona</text:p>
          </table:table-cell>
          <table:table-cell office:value-type="currency" office:currency="EUR" office:value="66" calcext:value-type="currency">
            <text:p><text:s/>66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icolas</text:p>
          </table:table-cell>
          <table:table-cell office:value-type="currency" office:currency="EUR" office:value="67" calcext:value-type="currency">
            <text:p><text:s/>67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Orelia</text:p>
          </table:table-cell>
          <table:table-cell office:value-type="currency" office:currency="EUR" office:value="68" calcext:value-type="currency">
            <text:p><text:s/>68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aul</text:p>
          </table:table-cell>
          <table:table-cell office:value-type="currency" office:currency="EUR" office:value="69" calcext:value-type="currency">
            <text:p><text:s/>69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uppert</text:p>
          </table:table-cell>
          <table:table-cell office:value-type="currency" office:currency="EUR" office:value="70" calcext:value-type="currency">
            <text:p><text:s/>70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teve</text:p>
          </table:table-cell>
          <table:table-cell office:value-type="currency" office:currency="EUR" office:value="71" calcext:value-type="currency">
            <text:p><text:s/>71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rsula</text:p>
          </table:table-cell>
          <table:table-cell office:value-type="currency" office:currency="EUR" office:value="72" calcext:value-type="currency">
            <text:p><text:s/>72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Vanessa</text:p>
          </table:table-cell>
          <table:table-cell office:value-type="currency" office:currency="EUR" office:value="73" calcext:value-type="currency">
            <text:p><text:s/>73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aren</text:p>
          </table:table-cell>
          <table:table-cell office:value-type="currency" office:currency="EUR" office:value="74" calcext:value-type="currency">
            <text:p><text:s/>74 €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Xavier</text:p>
          </table:table-cell>
          <table:table-cell office:value-type="currency" office:currency="EUR" office:value="75" calcext:value-type="currency">
            <text:p><text:s/>75 €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3"/>
          <table:table-cell/>
          <table:table-cell table:style-name="ce39" office:value-type="string" calcext:value-type="string">
            <text:p>empty row</text:p>
          </table:table-cell>
        </table:table-row>
      </table:table>
      <table:named-expressions>
        <table:named-range table:name="infinit_horizontal_1" table:base-cell-address="$'infinit ranges'.$A$8" table:cell-range-address="$'infinit ranges'.$A$5:.$AMJ$8"/>
        <table:named-range table:name="infinit_vertical_1" table:base-cell-address="$'infinit ranges'.$D$1" table:cell-range-address="$'infinit ranges'.$C$1:.$D$1048576"/>
        <table:named-range table:name="merged_horizontal_1" table:base-cell-address="$'Usual ranges'.$A$1" table:cell-range-address="$'Usual ranges'.$E$5:.$F$7"/>
        <table:named-range table:name="merged_horizontal_2" table:base-cell-address="$'Usual ranges'.$A$1" table:cell-range-address="$'Usual ranges'.$E$10:.$G$13"/>
        <table:named-range table:name="merged_vertical_1" table:base-cell-address="$'Usual ranges'.$I$3" table:cell-range-address="$'Usual ranges'.$I$5:.$J$8"/>
        <table:named-range table:name="myrange_all_types" table:base-cell-address="$'Usual ranges'.$B$3" table:cell-range-address="$'Usual ranges'.$B$5:.$C$15"/>
        <table:named-range table:name="test_options" table:base-cell-address="$'Test options'.$B$4" table:cell-range-address="$'Test options'.$B$4:.$D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Titre_a0_3" style:display-name="Excel_BuiltIn_Titre 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Accent1" style:display-name="Excel_BuiltIn_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22:59:36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ished_20_ranges" style:display-name="PageStyle_finished ran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shed_20_ranges_20_1" style:display-name="PageStyle_finished rang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ual_20_ranges" style:display-name="PageStyle_Usual rang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ual_20_ranges_20_1" style:display-name="PageStyle_Usual rang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ual_20_ranges_20_2" style:display-name="PageStyle_Usual range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ual_20_ranges_20_3" style:display-name="PageStyle_Usual range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ual_20_ranges_20_4" style:display-name="PageStyle_Usual range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options" style:display-name="PageStyle_Test o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options_20_1" style:display-name="PageStyle_Test option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ual_20_ranges_20_5" style:display-name="PageStyle_Usual ranges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3:47:16.350000000</meta:creation-date>
    <meta:generator>LibreOffice/6.2.3.2$Windows_X86_64 LibreOffice_project/aecc05fe267cc68dde00352a451aa867b3b546ac</meta:generator>
    <dc:date>2019-07-16T23:41:37.350000000</dc:date>
    <meta:editing-duration>PT7H23M37S</meta:editing-duration>
    <meta:editing-cycles>38</meta:editing-cycles>
    <meta:document-statistic meta:table-count="3" meta:cell-count="125" meta:object-count="3"/>
  </office:meta>
</office:document-meta>
</file>